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10.62cm" fo:min-width="7.227cm"/>
      <style:paragraph-properties style:writing-mode="lr-tb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5.451cm" fo:min-width="5.0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055cm"/>
      <style:paragraph-properties style:writing-mode="lr-tb"/>
    </style:style>
    <style:style style:name="gr4" style:family="graphic" style:parent-style-name="standard">
      <style:graphic-properties draw:stroke="solid" draw:stroke-dash="Double_20_Dash" svg:stroke-color="#000000" svg:stroke-linecap="butt" draw:fill="solid" draw:fill-color="#dee6ef" draw:textarea-horizontal-align="justify" draw:textarea-vertical-align="middle" draw:auto-grow-height="false" fo:min-height="3.185cm" fo:min-width="5.525cm"/>
      <style:paragraph-properties style:writing-mode="lr-tb"/>
    </style:style>
    <style:style style:name="gr5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0.771cm" fo:min-width="5.068cm"/>
      <style:paragraph-properties style:writing-mode="lr-tb"/>
    </style:style>
    <style:style style:name="gr6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3.153cm" fo:min-width="7.227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3.055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="Small_20_Arrow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81aca6"/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50938a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loext:graphic-properties draw:fill="solid" draw:fill-color="#77bc65"/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27cm" svg:height="10.87cm" svg:x="12.659cm" svg:y="2.084cm">
          <text:p text:style-name="P1"><text:span text:style-name="T1">CACH</text:span><text:span text:style-name="T1">E </text:span><text:span text:style-name="T1">MEMO</text:span><text:span text:style-name="T1">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568cm" svg:height="15.701cm" svg:x="4.245cm" svg:y="2.079cm">
          <text:p text:style-name="P3"><text:span text:style-name="T2">FRO</text:span><text:span text:style-name="T2">NT-</text:span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3.749cm" svg:height="4.027cm" svg:x="0.254cm" svg:y="9.652cm">
          <draw:text-box>
            <text:p text:style-name="P5"><text:span text:style-name="T3">IO</text:span><text:span text:style-name="T3">b</text:span></text:p>
            <text:p text:style-name="P5"><text:span text:style-name="T3">Na</text:span><text:span text:style-name="T3">tiv</text:span><text:span text:style-name="T3">e</text:span></text:p>
            <text:p text:style-name="P5"><text:span text:style-name="T3">Pi</text:span><text:span text:style-name="T3">pel</text:span><text:span text:style-name="T3">ine</text:span></text:p>
            <text:p text:style-name="P5"><text:span text:style-name="T3">i</text:span><text:span text:style-name="T2">/f</text:span></text:p>
          </draw:text-box>
        </draw:frame>
        <draw:custom-shape draw:style-name="gr4" draw:text-style-name="P8" draw:layer="layout" svg:width="6.025cm" svg:height="3.435cm" svg:x="13.51cm" svg:y="2.853cm">
          <text:p text:style-name="P7"><text:span text:style-name="T4">Write-Through</text:span></text:p>
          <text:p text:style-name="P7"><text:span text:style-name="T4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025cm" svg:height="3.435cm" svg:x="13.61cm" svg:y="8.853cm">
          <text:p text:style-name="P7"><text:span text:style-name="T4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568cm" svg:height="11.021cm" svg:x="23.045cm" svg:y="2.079cm">
          <text:p text:style-name="P3"><text:span text:style-name="T2">BACK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7.727cm" svg:height="3.403cm" draw:transform="skewX (0.00436332312998582) translate (12.658cm 14.351cm)">
          <text:p text:style-name="P1"><text:span text:style-name="T1">CACHE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draw:type="line" svg:x1="20.386cm" svg:y1="10.618cm" svg:x2="23.186cm" svg:y2="10.628cm" svg:d="M20386 10618l2800 10" svg:viewBox="0 0 2801 11">
          <text:p/>
        </draw:connector>
        <draw:connector draw:style-name="gr7" draw:text-style-name="P10" draw:layer="layout" draw:type="line" svg:x1="9.786cm" svg:y1="4.618cm" svg:x2="12.686cm" svg:y2="4.628cm" svg:d="M9786 4618l2900 10" svg:viewBox="0 0 2901 11">
          <text:p/>
        </draw:connector>
        <draw:connector draw:style-name="gr7" draw:text-style-name="P10" draw:layer="layout" draw:type="line" svg:x1="9.786cm" svg:y1="16.018cm" svg:x2="12.686cm" svg:y2="16.028cm" svg:d="M9786 16018l2900 10" svg:viewBox="0 0 2901 11">
          <text:p/>
        </draw:connector>
        <draw:line draw:style-name="gr8" draw:text-style-name="P10" draw:layer="layout" svg:x1="16.407cm" svg:y1="12.927cm" svg:x2="16.407cm" svg:y2="14.327cm">
          <text:p/>
        </draw:line>
        <draw:frame draw:style-name="gr9" draw:text-style-name="P11" draw:layer="layout" svg:width="5.895cm" svg:height="1.195cm" svg:x="4.269cm" svg:y="0.835cm">
          <draw:text-box>
            <text:p><text:span text:style-name="T2">IOb-CACHE</text:span></text:p>
          </draw:text-box>
        </draw:frame>
        <draw:connector draw:style-name="gr7" draw:text-style-name="P10" draw:layer="layout" draw:type="line" svg:x1="0.275cm" svg:y1="9.428cm" svg:x2="4.275cm" svg:y2="9.438cm" svg:d="M275 9428l4000 10" svg:viewBox="0 0 4001 11">
          <text:p/>
        </draw:connector>
        <draw:connector draw:style-name="gr7" draw:text-style-name="P10" draw:layer="layout" draw:type="line" svg:x1="28.639cm" svg:y1="7.572cm" svg:x2="32.639cm" svg:y2="7.582cm" svg:d="M28639 7572l4000 10" svg:viewBox="0 0 4001 11">
          <text:p/>
        </draw:connector>
        <draw:frame draw:style-name="gr10" draw:text-style-name="P12" draw:layer="layout" svg:width="3.749cm" svg:height="4.971cm" svg:x="28.81cm" svg:y="8.032cm">
          <draw:text-box>
            <text:p text:style-name="P5"><text:span text:style-name="T3">AXI4 i</text:span><text:span text:style-name="T2">/f</text:span></text:p>
            <text:p text:style-name="P5"><text:span text:style-name="T3">IOb</text:span></text:p>
            <text:p text:style-name="P5"><text:span text:style-name="T3">Native</text:span></text:p>
            <text:p text:style-name="P5"><text:span text:style-name="T3">Pipeline</text:span></text:p>
            <text:p text:style-name="P5"><text:span text:style-name="T3">i</text:span><text:span text:style-name="T2">/f</text:span></text:p>
          </draw:text-box>
        </draw:frame>
        <draw:line draw:style-name="gr11" draw:text-style-name="P10" draw:layer="layout" svg:x1="20.447cm" svg:y1="4.572cm" svg:x2="23.114cm" svg:y2="4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5-17T14:54:32.492325269</dc:date>
    <meta:editing-duration>PT17H22M59S</meta:editing-duration>
    <meta:editing-cycles>55</meta:editing-cycles>
    <meta:generator>LibreOffice/6.4.7.2$Linux_X86_64 LibreOffice_project/40$Build-2</meta:generator>
    <meta:document-statistic meta:object-count="16"/>
  </office:meta>
</office:document-meta>
</file>